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solid" svg:stroke-width="0.051cm" svg:stroke-color="#000000" draw:marker-start-width="0.355cm" draw:marker-end-width="0.355cm" draw:fill="none" draw:fill-color="#ffffff" draw:textarea-horizontal-align="left" draw:auto-grow-height="true" draw:auto-grow-width="false" fo:min-height="0.483cm" fo:min-width="0cm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1cm" svg:stroke-color="#000000" draw:marker-start-width="0.355cm" draw:marker-end-width="0.355cm" draw:fill="none" draw:fill-color="#ffffff" draw:textarea-horizontal-align="left" draw:auto-grow-height="true" draw:auto-grow-width="true" fo:min-height="0.392cm" fo:min-width="3.067cm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1cm" svg:stroke-color="#000000" draw:marker-start-width="0.355cm" draw:marker-end-width="0.355cm" draw:fill="none" draw:fill-color="#ffffff" draw:textarea-horizontal-align="left" draw:auto-grow-height="true" draw:auto-grow-width="true" fo:min-height="0.392cm" fo:min-width="2.991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top="0.254cm" fo:margin-bottom="0cm" fo:text-align="center" style:writing-mode="lr-tb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11.323cm" svg:y1="7.88cm" svg:x2="12.974cm" svg:y2="9.277cm">
              <text:p/>
            </draw:line>
            <draw:line draw:style-name="gr1" draw:text-style-name="P1" draw:layer="layout" svg:x1="15.673cm" svg:y1="7.88cm" svg:x2="14.022cm" svg:y2="9.277cm">
              <text:p/>
            </draw:line>
          </draw:g>
          <draw:g>
            <draw:frame draw:style-name="gr2" draw:text-style-name="P3" draw:layer="layout" svg:width="3.597cm" svg:height="0.848cm" svg:x="11.7cm" svg:y="9.615cm">
              <draw:text-box>
                <text:p text:style-name="P2"><text:s/>binfordDates</text:p>
              </draw:text-box>
            </draw:frame>
            <draw:line draw:style-name="gr1" draw:text-style-name="P1" draw:layer="layout" svg:x1="13.498cm" svg:y1="10.779cm" svg:x2="13.498cm" svg:y2="11.795cm">
              <text:p/>
            </draw:line>
          </draw:g>
          <draw:g>
            <draw:frame draw:style-name="gr3" draw:text-style-name="P4" draw:layer="layout" svg:width="3.617cm" svg:height="0.848cm" svg:x="15.229cm" svg:y="6.795cm">
              <draw:text-box>
                <text:p text:style-name="P2">binfordActivity</text:p>
              </draw:text-box>
            </draw:frame>
            <draw:line draw:style-name="gr1" draw:text-style-name="P1" draw:layer="layout" svg:x1="17.037cm" svg:y1="5.417cm" svg:x2="17.037cm" svg:y2="6.433cm">
              <text:p/>
            </draw:line>
          </draw:g>
          <draw:g>
            <draw:frame draw:style-name="gr4" draw:text-style-name="P4" draw:layer="layout" svg:width="3.541cm" svg:height="0.848cm" svg:x="8.215cm" svg:y="6.769cm">
              <draw:text-box>
                <text:p text:style-name="P2"><text:s text:c="2"/>binfordRho</text:p>
              </draw:text-box>
            </draw:frame>
            <draw:line draw:style-name="gr1" draw:text-style-name="P1" draw:layer="layout" svg:x1="9.985cm" svg:y1="5.391cm" svg:x2="9.985cm" svg:y2="6.407cm">
              <text:p/>
            </draw:line>
          </draw:g>
        </draw:g>
        <draw:g>
          <draw:frame draw:style-name="gr5" draw:text-style-name="P5" draw:layer="layout" svg:width="3.556cm" svg:height="1.345cm" svg:x="8.139cm" svg:y="4.047cm">
            <draw:text-box>
              <text:p text:style-name="P2"><text:s/>Density <text:line-break/>Data</text:p>
            </draw:text-box>
          </draw:frame>
          <draw:frame draw:style-name="gr5" draw:text-style-name="P5" draw:layer="layout" svg:width="3.556cm" svg:height="1.345cm" svg:x="15.186cm" svg:y="4.047cm">
            <draw:text-box>
              <text:p text:style-name="P2"><text:s/>Activity <text:line-break/>Data</text:p>
            </draw:text-box>
          </draw:frame>
        </draw:g>
        <draw:frame draw:style-name="gr5" draw:text-style-name="P5" draw:layer="layout" svg:width="3.556cm" svg:height="1.016cm" svg:x="11.668cm" svg:y="11.974cm">
          <draw:text-box>
            <text:p text:style-name="P2"><text:span text:style-name="T1"><text:s/></text:span><text:span text:style-name="T1">210</text:span>Pb Dat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am </meta:initial-creator>
    <meta:creation-date>2016-05-20T10:52:41.731908990</meta:creation-date>
    <dc:date>2017-10-02T13:09:05.120410515</dc:date>
    <dc:creator>adam </dc:creator>
    <meta:editing-duration>PT3H12M59S</meta:editing-duration>
    <meta:editing-cycles>11</meta:editing-cycles>
    <meta:generator>LibreOffice/5.3.6.1$Linux_X86_64 LibreOffice_project/30m0$Build-1</meta:generator>
    <meta:document-statistic meta:object-count="17"/>
  </office:meta>
</office:document-meta>
</file>